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04df5f" officeooo:paragraph-rsid="0004df5f"/>
    </style:style>
    <style:style style:name="P2" style:family="paragraph" style:parent-style-name="Text_20_body" style:list-style-name="L1">
      <style:text-properties officeooo:rsid="0004df5f" officeooo:paragraph-rsid="0004df5f"/>
    </style:style>
    <style:style style:name="P3" style:family="paragraph" style:parent-style-name="Text_20_body" style:list-style-name="L1">
      <style:text-properties fo:color="#00a933" officeooo:rsid="0004df5f" officeooo:paragraph-rsid="0004df5f"/>
    </style:style>
    <style:style style:name="P4" style:family="paragraph" style:parent-style-name="Text_20_body" style:list-style-name="L2">
      <style:text-properties officeooo:rsid="0005b69f" officeooo:paragraph-rsid="0005b69f"/>
    </style:style>
    <style:style style:name="P5" style:family="paragraph" style:parent-style-name="Text_20_body" style:list-style-name="L2">
      <style:text-properties officeooo:paragraph-rsid="0005b69f"/>
    </style:style>
    <style:style style:name="P6" style:family="paragraph" style:parent-style-name="Title">
      <style:text-properties officeooo:rsid="0004df5f" officeooo:paragraph-rsid="0004df5f"/>
    </style:style>
    <style:style style:name="T1" style:family="text">
      <style:text-properties officeooo:rsid="0005b69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MVP</text:p>
      <text:p text:style-name="P1">Anforderungen MVP:</text:p>
      <text:list xml:id="list3776567000" text:style-name="L1">
        <text:list-item>
          <text:p text:style-name="P3">Buchungen in eine Liste einfügen</text:p>
        </text:list-item>
        <text:list-item>
          <text:p text:style-name="P3">Kategorien für die Buchung selbst erstellen können</text:p>
        </text:list-item>
        <text:list-item>
          <text:p text:style-name="P2">Buchungsliste und Kategorien wird automatisch auf dem Telefon gespeichert</text:p>
        </text:list-item>
        <text:list-item>
          <text:p text:style-name="P2">Buchungsliste und Kategorien wird beim Start der App automatisch geladen</text:p>
        </text:list-item>
        <text:list-item>
          <text:p text:style-name="P2">Buchungsliste und Kategorien kann selbst in einen beliebigen Ordner exportiert werden</text:p>
        </text:list-item>
        <text:list-item>
          <text:p text:style-name="P2">Die App ist visuell OK</text:p>
        </text:list-item>
      </text:list>
      <text:p text:style-name="P1">Mögliche Erweiterungen</text:p>
      <text:list xml:id="list2196561606" text:style-name="L2">
        <text:list-item>
          <text:p text:style-name="P4">Regelmäßige eingaben und ausgaben</text:p>
        </text:list-item>
        <text:list-item>
          <text:p text:style-name="P4">Spaaren feature</text:p>
        </text:list-item>
        <text:list-item>
          <text:p text:style-name="P4">Filtern der Buget-Liste</text:p>
        </text:list-item>
        <text:list-item>
          <text:p text:style-name="P4">Überkategorien, die die einzelnen Kategorien zusammenfassen</text:p>
        </text:list-item>
        <text:list-item>
          <text:p text:style-name="P5"><text:span text:style-name="T1">Statistiken über Einnahmen und Ausgaben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23T18:06:33.612731144</meta:creation-date>
    <meta:generator>LibreOffice/6.4.6.2$Linux_X86_64 LibreOffice_project/40$Build-2</meta:generator>
    <dc:date>2021-01-02T23:42:05.514112884</dc:date>
    <meta:editing-duration>PT57M10S</meta:editing-duration>
    <meta:editing-cycles>1</meta:editing-cycles>
    <meta:document-statistic meta:table-count="0" meta:image-count="0" meta:object-count="0" meta:page-count="1" meta:paragraph-count="14" meta:word-count="83" meta:character-count="562" meta:non-whitespace-character-count="504"/>
  </office:meta>
</office:document-meta>
</file>